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6.995cm" table:align="left"/>
    </style:style>
    <style:style style:name="Table1.A" style:family="table-column">
      <style:table-column-properties style:column-width="2.686cm"/>
    </style:style>
    <style:style style:name="Table1.B" style:family="table-column">
      <style:table-column-properties style:column-width="1.974cm"/>
    </style:style>
    <style:style style:name="Table1.C" style:family="table-column">
      <style:table-column-properties style:column-width="12.33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margin-left="1.27cm" fo:margin-right="0cm" fo:text-indent="0cm" style:auto-text-indent="false"/>
      <style:text-properties fo:language="en" fo:country="US" fo:background-color="transparent"/>
    </style:style>
    <style:style style:name="P4" style:family="paragraph" style:parent-style-name="Standard">
      <style:paragraph-properties fo:margin-left="1.27cm" fo:margin-right="0cm" fo:text-indent="0cm" style:auto-text-indent="false"/>
      <style:text-properties fo:language="en" fo:country="US"/>
    </style:style>
    <style:style style:name="P5" style:family="paragraph" style:parent-style-name="Table_20_Contents">
      <style:text-properties fo:language="en" fo:country="US"/>
    </style:style>
    <style:style style:name="P6" style:family="paragraph" style:parent-style-name="Table_20_Contents">
      <style:paragraph-properties fo:text-align="center" style:justify-single-word="false"/>
      <style:text-properties fo:language="en" fo:country="US"/>
    </style:style>
    <style:style style:name="P7" style:family="paragraph" style:parent-style-name="Standard">
      <style:text-properties fo:background-color="transparent"/>
    </style:style>
    <style:style style:name="P8" style:family="paragraph" style:parent-style-name="Heading_20_1" style:master-page-name="First_20_Page">
      <style:paragraph-properties style:page-number="auto"/>
    </style:style>
    <style:style style:name="P9" style:family="paragraph" style:parent-style-name="Heading_20_2">
      <style:text-properties fo:language="en" fo:country="US"/>
    </style:style>
    <style:style style:name="P10" style:family="paragraph" style:parent-style-name="Table_20_Contents">
      <style:paragraph-properties fo:text-align="center" style:justify-single-word="false"/>
      <style:text-properties fo:language="en" fo:country="US" officeooo:rsid="001a5410" officeooo:paragraph-rsid="001a5410" fo:background-color="#ffff00"/>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703689940" text:style-name="Outline">
        <text:list-item>
          <text:h text:style-name="P8"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p text:style-name="Standard"/>
      <text:list xml:id="list113755276780330"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text:soft-page-break/>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113756699487192"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7"/>
      <text:p text:style-name="Standard"><text:span text:style-name="T2">Trademarks</text:span><text:span text:style-name="T3"> – All referenced brands, product names, service names, and trademarks are the property of their respective owners.</text:span></text:p>
      <text:list xml:id="list113756370531065" text:continue-numbering="true" text:style-name="Outline">
        <text:list-item>
          <text:list>
            <text:list-item>
              <text:h text:style-name="P9" text:outline-level="2">Contact information</text:h>
            </text:list-item>
          </text:list>
        </text:list-item>
      </text:list>
      <text:p text:style-name="P1">If you have any problem or requirement when using EEZ products or this manual, please contact Envox:</text:p>
      <text:p text:style-name="P4">Discord server: <text:a xlink:type="simple" xlink:href="https://discord.gg/dhYMnCB" text:style-name="Internet_20_link" text:visited-style-name="Visited_20_Internet_20_Link">https://discord.gg/dhYMnCB</text:a></text:p>
      <text:p text:style-name="P4">E-mail: support@envox.eu</text:p>
      <text:p text:style-name="P4"><text:span text:style-name="T3">Website: </text:span><text:a xlink:type="simple" xlink:href="http://www.envox.eu/" text:style-name="Internet_20_link" text:visited-style-name="Visited_20_Internet_20_Link"><text:span text:style-name="T3">www.envox.eu</text:span></text:a></text:p>
      <text:p text:style-name="P3"/>
      <text:list xml:id="list113756284200014" text:continue-numbering="true" text:style-name="Outline">
        <text:list-item>
          <text:list>
            <text:list-item>
              <text:h text:style-name="P9"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Date</text:p>
          </table:table-cell>
          <table:table-cell table:style-name="Table1.A1" office:value-type="string">
            <text:p text:style-name="P6">Version</text:p>
          </table:table-cell>
          <table:table-cell table:style-name="Table1.C1" office:value-type="string">
            <text:p text:style-name="P6">Changes</text:p>
          </table:table-cell>
        </table:table-row>
        <table:table-row>
          <table:table-cell table:style-name="Table1.A2" office:value-type="string">
            <text:p text:style-name="P10">xxxx-xx-xx</text:p>
          </table:table-cell>
          <table:table-cell table:style-name="Table1.A2" office:value-type="string">
            <text:p text:style-name="P6">1.0</text:p>
          </table:table-cell>
          <table:table-cell table:style-name="Table1.C2" office:value-type="string">
            <text:p text:style-name="P5">Initial release</text:p>
          </table:table-cell>
        </table:table-row>
      </table:table>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2" meta:paragraph-count="42" meta:word-count="1153" meta:character-count="7907" meta:non-whitespace-character-count="6786"/>
    <meta:template xlink:type="simple" xlink:actuate="onRequest" xlink:title="EEZ template" xlink:href="../../../../.openoffice/4/user/template/EEZ%20template.ott" meta:date="2015-11-18T18:09:37"/>
  </office:meta>
</office:document-meta>
</file>